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d745"/>
    </style:style>
    <style:style style:name="P2" style:family="paragraph" style:parent-style-name="Heading_20_1">
      <style:text-properties style:font-name="Ubuntu"/>
    </style:style>
    <style:style style:name="P3" style:family="paragraph" style:parent-style-name="Heading_20_1">
      <style:text-properties style:font-name="Ubuntu" officeooo:paragraph-rsid="0022c2fa"/>
    </style:style>
    <style:style style:name="P4" style:family="paragraph" style:parent-style-name="Standard">
      <style:text-properties officeooo:paragraph-rsid="0022c2fa"/>
    </style:style>
    <style:style style:name="P5" style:family="paragraph" style:parent-style-name="Standard">
      <style:text-properties style:font-name="Ubuntu"/>
    </style:style>
    <style:style style:name="P6" style:family="paragraph" style:parent-style-name="Standard">
      <style:text-properties style:font-name="Ubuntu" officeooo:rsid="0022c2fa" officeooo:paragraph-rsid="0022c2fa"/>
    </style:style>
    <style:style style:name="P7" style:family="paragraph" style:parent-style-name="Standard">
      <style:text-properties officeooo:rsid="0028b0a8" officeooo:paragraph-rsid="0028b0a8"/>
    </style:style>
    <style:style style:name="P8" style:family="paragraph" style:parent-style-name="Title" style:master-page-name="Standard">
      <style:paragraph-properties style:page-number="auto"/>
      <style:text-properties style:font-name="Ubuntu"/>
    </style:style>
    <style:style style:name="T1" style:family="text">
      <style:text-properties officeooo:rsid="00210da5"/>
    </style:style>
    <style:style style:name="T2" style:family="text">
      <style:text-properties style:font-name="Ubuntu"/>
    </style:style>
    <style:style style:name="T3" style:family="text">
      <style:text-properties style:font-name="Ubuntu" officeooo:rsid="0022c2fa"/>
    </style:style>
    <style:style style:name="T4" style:family="text">
      <style:text-properties style:font-name="Ubuntu" officeooo:rsid="0028b0a8"/>
    </style:style>
    <style:style style:name="T5" style:family="text">
      <style:text-properties officeooo:rsid="002a8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XdevL FAQ</text:p>
      <text:h text:style-name="P2" text:outline-level="1">Who is in charge of XdevL?</text:h>
      <text:p text:style-name="P5">Cengiz Terzibas is responsible for the main development of <text:span text:style-name="T1">XdevLSDK framework</text:span>. <text:span text:style-name="T1">C</text:span>ontact address: <text:s/>yaakuro@codeposer.net</text:p>
      <text:h text:style-name="P2" text:outline-level="1">Is XdevL free?</text:h>
      <text:p text:style-name="P5">Yes, the XdevL<text:span text:style-name="T1">SDK</text:span> framework is open source and is under the <text:span text:style-name="T1">MIT</text:span> license available.</text:p>
      <text:h text:style-name="P2" text:outline-level="1">What does XdevL mean?</text:h>
      <text:p text:style-name="P5">It’s an abbreviation and means eXtended DEVice Library.</text:p>
      <text:h text:style-name="P2" text:outline-level="1">What is XdevL<text:span text:style-name="T5">(SDK)</text:span>?</text:h>
      <text:p text:style-name="P5"><text:span text:style-name="T5">XdevL(SDK)</text:span> is a cross-platform C++ Plug-In/<text:span text:style-name="T1">Module</text:span> <text:span text:style-name="T1">o</text:span>riented programming framework for <text:span text:style-name="T1">every kind of applications, mainly for </text:span>real-time applications. <text:span text:style-name="T1">Can be use for scientific, games and industrial projects. Because of the Plugin/Module</text:span> <text:span text:style-name="T1">model used in XdevLSDK</text:span> the whole system <text:span text:style-name="T1">is </text:span>extreme flexible and expandable. </text:p>
      <text:h text:style-name="P2" text:outline-level="1">Which Operating systems are supported?</text:h>
      <text:p text:style-name="P5">The version 0.<text:span text:style-name="T1">5.x </text:span>of XdevL<text:span text:style-name="T1">SDK</text:span> supports <text:span text:style-name="T1">GNU/</text:span>Linux, <text:span text:style-name="T1">MacOSX</text:span> and Microsoft Windows operating system. <text:span text:style-name="T1">Android, IOS and others are planned</text:span>.</text:p>
      <text:h text:style-name="P2" text:outline-level="1">Which programming environments are supported?</text:h>
      <text:p text:style-name="P6">XdevLSDK used Cmake project file generator. That means all programming environments that Cmake supports is supported.</text:p>
      <text:h text:style-name="P1" text:outline-level="1"><text:span text:style-name="mw-headline"><text:span text:style-name="T2">Ok, you've convinced me. How do I get started? </text:span></text:span></text:h>
      <text:p text:style-name="P7"><text:span text:style-name="T3">U</text:span><text:span text:style-name="T2">se git to clone the XdevLSDK git repository on github.</text:span></text:p>
      <text:p text:style-name="P4"><text:span text:style-name="T4">git clone </text:span><text:a xlink:type="simple" xlink:href="https://github.com/yaakuro/XdevLSDK.git" text:style-name="Internet_20_link" text:visited-style-name="Visited_20_Internet_20_Link"><text:span text:style-name="T3">http://github.com/yaakuro/XdevLSDK.git</text:span></text:a><text:span text:style-name="T3"> </text:span></text:p>
      <text:h text:style-name="P3" text:outline-level="1">Where do I get news about XdevL?</text:h>
      <text:p text:style-name="P5">Check this page for news about the world of XdevL: </text:p>
      <text:h text:style-name="P2" text:outline-level="1"><text:soft-page-break/>Where can I get in contact with other users?</text:h>
      <text:p text:style-name="Standard"><text:span text:style-name="T2">XdevL has a Forum where you can get in contact with other users. </text:span><text:a xlink:type="simple" xlink:href="http://sourceforge.net/apps/phpbb/xdevl/" text:style-name="Internet_20_link" text:visited-style-name="Visited_20_Internet_20_Link"><text:span text:style-name="T2">http://sourceforge.net/apps/phpbb/xdevl/</text:span>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w-headlin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giz Terzibas</meta:initial-creator>
    <dc:creator>yaakuro </dc:creator>
    <meta:editing-cycles>21</meta:editing-cycles>
    <meta:print-date>2009-07-29T19:11:00</meta:print-date>
    <meta:creation-date>2009-07-29T19:16:00</meta:creation-date>
    <dc:date>2016-01-05T16:04:29.349646943</dc:date>
    <meta:editing-duration>PT12M23S</meta:editing-duration>
    <meta:generator>LibreOffice/5.0.0.5$Linux_X86_64 LibreOffice_project/437e4abdf9e72fd0a6e6f8697a0e659bc77f9b10</meta:generator>
    <meta:document-statistic meta:table-count="0" meta:image-count="0" meta:object-count="0" meta:page-count="2" meta:paragraph-count="20" meta:word-count="204" meta:character-count="1371" meta:non-whitespace-character-count="1182"/>
    <meta:user-defined meta:name="AppVersion">12.0000</meta:user-defined>
    <meta:user-defined meta:name="Company">MPI für biolog. Kyberneti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